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3" style:family="table-cell" style:parent-style-name="Default" style:data-style-name="N116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F$5:.$F$7])" style:apply-style-name="Untitled2" style:base-cell-address="Sheet1.F5"/>
    </style:style>
    <style:style style:name="ce6" style:family="table-cell" style:parent-style-name="Default" style:data-style-name="N116">
      <style:table-cell-properties fo:border="0.06pt solid #000000"/>
      <style:map style:condition="cell-content()=MAX([$Sheet1.$F$5:.$F$7])" style:apply-style-name="Untitled2" style:base-cell-address="Sheet1.F5"/>
    </style:style>
    <style:style style:name="ce7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F$11:.$F$16])" style:apply-style-name="Untitled1" style:base-cell-address="Sheet1.F11"/>
    </style:style>
    <style:style style:name="ce8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F$11:.$F$16])" style:apply-style-name="Untitled1" style:base-cell-address="Sheet1.F22"/>
    </style:style>
    <style:style style:name="ce9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G$5:.$G$7])" style:apply-style-name="Untitled3" style:base-cell-address="Sheet1.G5"/>
    </style:style>
    <style:style style:name="ce10" style:family="table-cell" style:parent-style-name="Default" style:data-style-name="N116">
      <style:table-cell-properties fo:border="0.06pt solid #000000"/>
      <style:map style:condition="cell-content()=MAX([$Sheet1.$G$5:.$G$7])" style:apply-style-name="Untitled3" style:base-cell-address="Sheet1.G5"/>
    </style:style>
    <style:style style:name="ce11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G$11:.$G$16])" style:apply-style-name="Untitled1" style:base-cell-address="Sheet1.G22"/>
    </style:style>
    <style:style style:name="ce13" style:family="table-cell" style:parent-style-name="Default" style:data-style-name="N11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8"/>
        <table:table-column table:style-name="co7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style-name="Default" office:value-type="string" calcext:value-type="string">
            <text:p>BLOCKS SOURCE</text:p>
          </table:table-cell>
          <table:table-cell table:style-name="Default" office:value-type="float" office:value="0.986062462395833" calcext:value-type="float">
            <text:p>0.9860624624</text:p>
          </table:table-cell>
          <table:table-cell table:style-name="Default"/>
          <table:table-cell table:style-name="Default" office:value-type="string" calcext:value-type="string">
            <text:p>OMNIGLOT SOURCE</text:p>
          </table:table-cell>
          <table:table-cell table:style-name="Default" office:value-type="float" office:value="0.783777495674786" calcext:value-type="float">
            <text:p>0.783777495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BLOCKS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Accuracy</text:p>
          </table:table-cell>
          <table:table-cell office:value-type="string" calcext:value-type="string">
            <text:p>Target Accuracy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style-name="ce3" office:value-type="float" office:value="0.711999999731779" calcext:value-type="float">
            <text:p>0.712</text:p>
          </table:table-cell>
          <table:table-cell table:style-name="ce3" office:value-type="float" office:value="0.668000000715256" calcext:value-type="float">
            <text:p>0.668</text:p>
          </table:table-cell>
          <table:table-cell table:style-name="ce5" table:formula="of:=[.D5]/[.$B$1]" office:value-type="float" office:value="0.722063790971045" calcext:value-type="float">
            <text:p>0.722</text:p>
          </table:table-cell>
          <table:table-cell table:style-name="ce9" table:formula="of:=[.E5]/[.$B$1]" office:value-type="float" office:value="0.677441872284864" calcext:value-type="float">
            <text:p>0.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70800000205636" calcext:value-type="float">
            <text:p>0.708</text:p>
          </table:table-cell>
          <table:table-cell table:style-name="ce3" office:value-type="float" office:value="0.730000004172325" calcext:value-type="float">
            <text:p>0.730</text:p>
          </table:table-cell>
          <table:table-cell table:style-name="ce5" table:formula="of:=[.D6]/[.$B$1]" office:value-type="float" office:value="0.718007255175432" calcext:value-type="float">
            <text:p>0.718</text:p>
          </table:table-cell>
          <table:table-cell table:style-name="ce9" table:formula="of:=[.E6]/[.$B$1]" office:value-type="float" office:value="0.740318217163085" calcext:value-type="float">
            <text:p>0.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style-name="ce3" office:value-type="float" office:value="0.69200000166893" calcext:value-type="float">
            <text:p>0.692</text:p>
          </table:table-cell>
          <table:table-cell table:style-name="ce3" office:value-type="float" office:value="0.680000001192093" calcext:value-type="float">
            <text:p>0.680</text:p>
          </table:table-cell>
          <table:table-cell table:style-name="ce6" table:formula="of:=[.D7]/[.$B$1]" office:value-type="float" office:value="0.701781102170323" calcext:value-type="float">
            <text:p>0.702</text:p>
          </table:table-cell>
          <table:table-cell table:style-name="ce10" table:formula="of:=[.E7]/[.$B$1]" office:value-type="float" office:value="0.689611487227593" calcext:value-type="float">
            <text:p>0.69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Accuracy</text:p>
          </table:table-cell>
          <table:table-cell office:value-type="string" calcext:value-type="string">
            <text:p>Target Accuracy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618823530919412" calcext:value-type="float">
            <text:p>0.619</text:p>
          </table:table-cell>
          <table:table-cell table:style-name="ce3" office:value-type="float" office:value="0.801568626188764" calcext:value-type="float">
            <text:p>0.802</text:p>
          </table:table-cell>
          <table:table-cell table:style-name="ce7" table:formula="of:=IF(ISBLANK( [.D11]); &quot;&quot;; [.D11]/[.$E$1])" office:value-type="float" office:value="0.789539804771559" calcext:value-type="float">
            <text:p>0.790</text:p>
          </table:table-cell>
          <table:table-cell table:style-name="ce11" table:formula="of:=IF(ISBLANK( [.E11]); &quot;&quot;; [.E11]/[.$E$1])" office:value-type="float" office:value="1.02269921069711" calcext:value-type="float">
            <text:p>1.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691764708827524" calcext:value-type="float">
            <text:p>0.692</text:p>
          </table:table-cell>
          <table:table-cell table:style-name="ce3" office:value-type="float" office:value="0.832156862698349" calcext:value-type="float">
            <text:p>0.832</text:p>
          </table:table-cell>
          <table:table-cell table:style-name="ce7" table:formula="of:=IF(ISBLANK( [.D12]); &quot;&quot;; [.D12]/[.$E$1])" office:value-type="float" office:value="0.882603433557321" calcext:value-type="float">
            <text:p>0.883</text:p>
          </table:table-cell>
          <table:table-cell table:style-name="ce11" table:formula="of:=IF(ISBLANK( [.E12]); &quot;&quot;; [.E12]/[.$E$1])" office:value-type="float" office:value="1.06172589451795" calcext:value-type="float">
            <text:p>1.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style-name="ce3" office:value-type="float" office:value="0.613333330434911" calcext:value-type="float">
            <text:p>0.613</text:p>
          </table:table-cell>
          <table:table-cell table:style-name="ce3" office:value-type="float" office:value="0.646274513181518" calcext:value-type="float">
            <text:p>0.646</text:p>
          </table:table-cell>
          <table:table-cell table:style-name="ce7" table:formula="of:=IF(ISBLANK( [.D13]); &quot;&quot;; [.D13]/[.$E$1])" office:value-type="float" office:value="0.782535010024583" calcext:value-type="float">
            <text:p>0.783</text:p>
          </table:table-cell>
          <table:table-cell table:style-name="ce11" table:formula="of:=IF(ISBLANK( [.E13]); &quot;&quot;; [.E13]/[.$E$1])" office:value-type="float" office:value="0.824563752784346" calcext:value-type="float">
            <text:p>0.825</text:p>
          </table:table-cell>
          <table:table-cell table:number-columns-repeated="5"/>
          <table:table-cell office:value-type="string" calcext:value-type="string">
            <text:p>1 pass</text:p>
          </table:table-cell>
          <table:table-cell office:value-type="string" calcext:value-type="string">
            <text:p>5 passes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style-name="ce3" office:value-type="float" office:value="0.581960785184421" calcext:value-type="float">
            <text:p>0.582</text:p>
          </table:table-cell>
          <table:table-cell table:style-name="ce3" office:value-type="float" office:value="0.717647060459735" calcext:value-type="float">
            <text:p>0.718</text:p>
          </table:table-cell>
          <table:table-cell table:style-name="ce7" table:formula="of:=IF(ISBLANK( [.D14]); &quot;&quot;; [.D14]/[.$E$1])" office:value-type="float" office:value="0.742507648402672" calcext:value-type="float">
            <text:p>0.743</text:p>
          </table:table-cell>
          <table:table-cell table:style-name="ce11" table:formula="of:=IF(ISBLANK( [.E14]); &quot;&quot;; [.E14]/[.$E$1])" office:value-type="float" office:value="0.915626009192677" calcext:value-type="float">
            <text:p>0.916</text:p>
          </table:table-cell>
          <table:table-cell table:number-columns-repeated="5"/>
          <table:table-cell office:value-type="float" office:value="0.22640002" calcext:value-type="float">
            <text:p>0.2264000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style-name="ce4" office:value-type="float" office:value="0.693333335366904" calcext:value-type="float">
            <text:p>0.693</text:p>
          </table:table-cell>
          <table:table-cell table:style-name="ce3" office:value-type="float" office:value="0.834509800462162" calcext:value-type="float">
            <text:p>0.835</text:p>
          </table:table-cell>
          <table:table-cell table:style-name="ce7" table:formula="of:=IF(ISBLANK( [.D15]); &quot;&quot;; [.D15]/[.$E$1])" office:value-type="float" office:value="0.884604800715776" calcext:value-type="float">
            <text:p>0.885</text:p>
          </table:table-cell>
          <table:table-cell table:style-name="ce11" table:formula="of:=IF(ISBLANK( [.E15]); &quot;&quot;; [.E15]/[.$E$1])" office:value-type="float" office:value="1.06472794264614" calcext:value-type="float">
            <text:p>1.065</text:p>
          </table:table-cell>
          <table:table-cell table:number-columns-repeated="5"/>
          <table:table-cell office:value-type="float" office:value="0.22799999" calcext:value-type="float">
            <text:p>0.22799999</text:p>
          </table:table-cell>
          <table:table-cell office:value-type="float" office:value="0.007999999" calcext:value-type="float">
            <text:p>0.007999999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585882353724218" calcext:value-type="float">
            <text:p>0.586</text:p>
          </table:table-cell>
          <table:table-cell table:style-name="ce4" office:value-type="float" office:value="0.862745095701779" calcext:value-type="float">
            <text:p>0.863</text:p>
          </table:table-cell>
          <table:table-cell table:style-name="ce7" table:formula="of:=IF(ISBLANK( [.D16]); &quot;&quot;; [.D16]/[.$E$1])" office:value-type="float" office:value="0.74751106909469" calcext:value-type="float">
            <text:p>0.748</text:p>
          </table:table-cell>
          <table:table-cell table:style-name="ce4" table:formula="of:=IF(ISBLANK( [.E16]); &quot;&quot;; [.E16]/[.$E$1])" office:value-type="float" office:value="1.10075257386538" calcext:value-type="float">
            <text:p>1.101</text:p>
          </table:table-cell>
          <table:table-cell table:number-columns-repeated="3"/>
          <table:table-cell table:formula="of:=IF(ROWS([.$A$1:.$AMJ13])&gt;[.$K$1];&quot;&quot;;INDEX([.E$1:.E$1048576];smbody + head(IF([.$D$11:.$D$16]&lt;&gt;&quot;&quot;;ROW([.$D$11:.$D$16]));ROWS([.$A$1:.$AMJ13]))))">
            <text:p/>
          </table:table-cell>
          <table:table-cell/>
          <table:table-cell office:value-type="float" office:value="0.2376" calcext:value-type="float">
            <text:p>0.2376</text:p>
          </table:table-cell>
          <table:table-cell office:value-type="float" office:value="0.2472" calcext:value-type="float">
            <text:p>0.2472</text:p>
          </table:table-cell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float" office:value="0.0039999997" calcext:value-type="float">
            <text:p>0.0039999997</text:p>
          </table:table-cell>
          <table:table-cell office:value-type="float" office:value="0.0047999998" calcext:value-type="float">
            <text:p>0.0047999998</text:p>
          </table:table-cell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float" office:value="0.2384" calcext:value-type="float">
            <text:p>0.2384</text:p>
          </table:table-cell>
          <table:table-cell office:value-type="float" office:value="0.2728" calcext:value-type="float">
            <text:p>0.2728</text:p>
          </table:table-cell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float" office:value="0.21279998" calcext:value-type="float">
            <text:p>0.2127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float" office:value="0.0032" calcext:value-type="float">
            <text:p>0.003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5"/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22]); &quot;&quot;; [.D22]/[.$B$1])">
            <text:p/>
          </table:table-cell>
          <table:table-cell table:formula="of:=IF(ISBLANK( [.E22]); &quot;&quot;; [.E22]/[.$B$1])">
            <text:p/>
          </table:table-cell>
          <table:table-cell table:number-columns-repeated="5"/>
          <table:table-cell office:value-type="float" office:value="0.2224" calcext:value-type="float">
            <text:p>0.222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23]); &quot;&quot;; [.D23]/[.$B$1])">
            <text:p/>
          </table:table-cell>
          <table:table-cell table:formula="of:=IF(ISBLANK( [.E23]); &quot;&quot;; [.E23]/[.$B$1])">
            <text:p/>
          </table:table-cell>
          <table:table-cell/>
          <table:table-cell office:value-type="string" calcext:value-type="string">
            <text:p>OMNIGLOT NAIVE</text:p>
          </table:table-cell>
          <table:table-cell table:number-columns-repeated="3"/>
          <table:table-cell office:value-type="float" office:value="0.2544" calcext:value-type="float">
            <text:p>0.2544</text:p>
          </table:table-cell>
          <table:table-cell office:value-type="float" office:value="0.2792" calcext:value-type="float">
            <text:p>0.2792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24]); &quot;&quot;; [.D24]/[.$B$1])">
            <text:p/>
          </table:table-cell>
          <table:table-cell table:formula="of:=IF(ISBLANK( [.E24]); &quot;&quot;; [.E24]/[.$B$1])">
            <text:p/>
          </table:table-cell>
          <table:table-cell/>
          <table:table-cell office:value-type="float" office:value="0.29239" calcext:value-type="float">
            <text:p>0.29239</text:p>
          </table:table-cell>
          <table:table-cell table:number-columns-repeated="3"/>
          <table:table-cell office:value-type="float" office:value="0.21679999" calcext:value-type="float">
            <text:p>0.2167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25]); &quot;&quot;; [.D25]/[.$B$1])">
            <text:p/>
          </table:table-cell>
          <table:table-cell table:formula="of:=IF(ISBLANK( [.E25]); &quot;&quot;; [.E25]/[.$B$1])">
            <text:p/>
          </table:table-cell>
          <table:table-cell/>
          <table:table-cell table:style-name="ce13" table:formula="of:=[.I24]/[.$E$1]" office:value-type="float" office:value="0.373052303253833" calcext:value-type="float">
            <text:p>0.373</text:p>
          </table:table-cell>
          <table:table-cell table:number-columns-repeated="3"/>
          <table:table-cell office:value-type="float" office:value="0.20879999" calcext:value-type="float">
            <text:p>0.20879999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26]); &quot;&quot;; [.D26]/[.$B$1])">
            <text:p/>
          </table:table-cell>
          <table:table-cell table:formula="of:=IF(ISBLANK( [.E26]); &quot;&quot;; [.E26]/[.$B$1])">
            <text:p/>
          </table:table-cell>
          <table:table-cell table:number-columns-repeated="5"/>
          <table:table-cell office:value-type="float" office:value="0.0208" calcext:value-type="float">
            <text:p>0.0208</text:p>
          </table:table-cell>
          <table:table-cell office:value-type="float" office:value="0.25599998" calcext:value-type="float">
            <text:p>0.25599998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27]); &quot;&quot;; [.D27]/[.$B$1])">
            <text:p/>
          </table:table-cell>
          <table:table-cell table:formula="of:=IF(ISBLANK( [.E27]); &quot;&quot;; [.E27]/[.$B$1])">
            <text:p/>
          </table:table-cell>
          <table:table-cell table:number-columns-repeated="5"/>
          <table:table-cell office:value-type="float" office:value="0.21999998" calcext:value-type="float">
            <text:p>0.21999998</text:p>
          </table:table-cell>
          <table:table-cell office:value-type="float" office:value="0.1608" calcext:value-type="float">
            <text:p>0.1608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28]); &quot;&quot;; [.D28]/[.$B$1])">
            <text:p/>
          </table:table-cell>
          <table:table-cell table:formula="of:=IF(ISBLANK( [.E28]); &quot;&quot;; [.E28]/[.$B$1])">
            <text:p/>
          </table:table-cell>
          <table:table-cell table:number-columns-repeated="5"/>
          <table:table-cell table:number-columns-repeated="2"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29]); &quot;&quot;; [.D29]/[.$B$1])">
            <text:p/>
          </table:table-cell>
          <table:table-cell table:formula="of:=IF(ISBLANK( [.E29]); &quot;&quot;; [.E29]/[.$B$1])">
            <text:p/>
          </table:table-cell>
          <table:table-cell table:number-columns-repeated="5"/>
          <table:table-cell office:value-type="float" office:value="0.2216" calcext:value-type="float">
            <text:p>0.2216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0]); &quot;&quot;; [.D30]/[.$B$1])">
            <text:p/>
          </table:table-cell>
          <table:table-cell table:formula="of:=IF(ISBLANK( [.E30]); &quot;&quot;; [.E30]/[.$B$1])">
            <text:p/>
          </table:table-cell>
          <table:table-cell table:number-columns-repeated="5"/>
          <table:table-cell office:value-type="float" office:value="0.2288" calcext:value-type="float">
            <text:p>0.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31]); &quot;&quot;; [.D31]/[.$B$1])">
            <text:p/>
          </table:table-cell>
          <table:table-cell table:formula="of:=IF(ISBLANK( [.E31]); &quot;&quot;; [.E31]/[.$B$1])">
            <text:p/>
          </table:table-cell>
          <table:table-cell table:number-columns-repeated="5"/>
          <table:table-cell office:value-type="float" office:value="0.20079999" calcext:value-type="float">
            <text:p>0.20079999</text:p>
          </table:table-cell>
          <table:table-cell office:value-type="float" office:value="0.32960004" calcext:value-type="float">
            <text:p>0.32960004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32]); &quot;&quot;; [.D32]/[.$B$1])">
            <text:p/>
          </table:table-cell>
          <table:table-cell table:formula="of:=IF(ISBLANK( [.E32]); &quot;&quot;; [.E32]/[.$B$1])">
            <text:p/>
          </table:table-cell>
          <table:table-cell table:number-columns-repeated="5"/>
          <table:table-cell office:value-type="float" office:value="0.15439999" calcext:value-type="float">
            <text:p>0.1543999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3]); &quot;&quot;; [.D33]/[.$B$1])">
            <text:p/>
          </table:table-cell>
          <table:table-cell table:formula="of:=IF(ISBLANK( [.E33]); &quot;&quot;; [.E33]/[.$B$1])">
            <text:p/>
          </table:table-cell>
          <table:table-cell table:number-columns-repeated="5"/>
          <table:table-cell office:value-type="float" office:value="0.067999996" calcext:value-type="float">
            <text:p>0.067999996</text:p>
          </table:table-cell>
          <table:table-cell office:value-type="float" office:value="0.39360005" calcext:value-type="float">
            <text:p>0.39360005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34]); &quot;&quot;; [.D34]/[.$B$1])">
            <text:p/>
          </table:table-cell>
          <table:table-cell table:formula="of:=IF(ISBLANK( [.E34]); &quot;&quot;; [.E34]/[.$B$1])">
            <text:p/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35]); &quot;&quot;; [.D35]/[.$B$1])">
            <text:p/>
          </table:table-cell>
          <table:table-cell table:formula="of:=IF(ISBLANK( [.E35]); &quot;&quot;; [.E35]/[.$B$1])">
            <text:p/>
          </table:table-cell>
          <table:table-cell table:number-columns-repeated="5"/>
          <table:table-cell office:value-type="string" calcext:value-type="string">
            <text:p>BLOCKS NAIVE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6]); &quot;&quot;; [.D36]/[.$B$1])">
            <text:p/>
          </table:table-cell>
          <table:table-cell table:formula="of:=IF(ISBLANK( [.E36]); &quot;&quot;; [.E36]/[.$B$1])">
            <text:p/>
          </table:table-cell>
          <table:table-cell table:number-columns-repeated="5"/>
          <table:table-cell table:formula="of:=MAX([.M14:.M33])" office:value-type="float" office:value="0.2544" calcext:value-type="float">
            <text:p>0.2544</text:p>
          </table:table-cell>
          <table:table-cell table:formula="of:=MAX([.N14:.N33]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37]); &quot;&quot;; [.D37]/[.$B$1])">
            <text:p/>
          </table:table-cell>
          <table:table-cell table:formula="of:=IF(ISBLANK( [.E37]); &quot;&quot;; [.E37]/[.$B$1])">
            <text:p/>
          </table:table-cell>
          <table:table-cell table:number-columns-repeated="5"/>
          <table:table-cell table:style-name="ce13" table:formula="of:=IF(ISBLANK( [.M36]); &quot;&quot;; [.M36]/[.$B$1])" office:value-type="float" office:value="0.257995826534036" calcext:value-type="float">
            <text:p>0.258</text:p>
          </table:table-cell>
          <table:table-cell table:style-name="ce13" table:formula="of:=IF(ISBLANK( [.N36]); &quot;&quot;; [.N36]/[.$B$1])" office:value-type="float" office:value="0.405653815305088" calcext:value-type="float">
            <text:p>0.406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38]); &quot;&quot;; [.D38]/[.$B$1])">
            <text:p/>
          </table:table-cell>
          <table:table-cell table:formula="of:=IF(ISBLANK( [.E38]); &quot;&quot;; [.E38]/[.$B$1]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9]); &quot;&quot;; [.D39]/[.$B$1])">
            <text:p/>
          </table:table-cell>
          <table:table-cell table:formula="of:=IF(ISBLANK( [.E39]); &quot;&quot;; [.E39]/[.$B$1])">
            <text:p/>
          </table:table-cell>
          <table:table-cell table:number-columns-repeated="7"/>
        </table:table-row>
        <calcext:conditional-formats>
          <calcext:conditional-format calcext:target-range-address="Sheet1.F5:Sheet1.F7">
            <calcext:condition calcext:apply-style-name="Untitled2" calcext:value="=MAX([$Sheet1.$F$5:.$F$7])" calcext:base-cell-address="Sheet1.F5"/>
          </calcext:conditional-format>
          <calcext:conditional-format calcext:target-range-address="Sheet1.G5:Sheet1.G7">
            <calcext:condition calcext:apply-style-name="Untitled3" calcext:value="=MAX([$Sheet1.$G$5:.$G$7])" calcext:base-cell-address="Sheet1.G5"/>
          </calcext:conditional-format>
          <calcext:conditional-format calcext:target-range-address="Sheet1.F22:Sheet1.F39">
            <calcext:condition calcext:apply-style-name="Untitled1" calcext:value="=MAX([$Sheet1.$F$11:.$F$16])" calcext:base-cell-address="Sheet1.F22"/>
          </calcext:conditional-format>
          <calcext:conditional-format calcext:target-range-address="Sheet1.G22:Sheet1.G39">
            <calcext:condition calcext:apply-style-name="Untitled1" calcext:value="=MAX([$Sheet1.$G$11:.$G$16])" calcext:base-cell-address="Sheet1.G22"/>
          </calcext:conditional-format>
          <calcext:conditional-format calcext:target-range-address="Sheet1.F11:Sheet1.F16">
            <calcext:condition calcext:apply-style-name="Untitled1" calcext:value="=MAX([$Sheet1.$F$11:.$F$16])" calcext:base-cell-address="Sheet1.F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  <style:style style:name="Untitled2" style:family="table-cell" style:parent-style-name="Default">
      <style:text-properties fo:font-weight="bold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2:19:52.187017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8:22:36.459001749</meta:creation-date>
    <dc:date>2018-10-22T17:55:24.939000535</dc:date>
    <meta:editing-duration>PT2H13M34S</meta:editing-duration>
    <meta:editing-cycles>8</meta:editing-cycles>
    <meta:generator>LibreOffice/5.1.6.2$Linux_X86_64 LibreOffice_project/10m0$Build-2</meta:generator>
    <meta:document-statistic meta:table-count="1" meta:cell-count="230" meta:object-count="0"/>
  </office:meta>
</office:document-meta>
</file>